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c4ab9" officeooo:paragraph-rsid="000c4ab9"/>
    </style:style>
    <style:style style:name="P2" style:family="paragraph" style:parent-style-name="Text_20_body">
      <style:text-properties fo:font-style="italic"/>
    </style:style>
    <style:style style:name="P3" style:family="paragraph" style:parent-style-name="Text_20_body">
      <style:paragraph-properties fo:line-height="150%"/>
      <style:text-properties style:font-name="Comic Sans MS"/>
    </style:style>
    <style:style style:name="P4" style:family="paragraph" style:parent-style-name="Heading_20_3">
      <style:text-properties officeooo:paragraph-rsid="000c4ab9"/>
    </style:style>
    <style:style style:name="T1" style:family="text">
      <style:text-properties officeooo:rsid="000c4ab9"/>
    </style:style>
    <style:style style:name="T2" style:family="text">
      <style:text-properties fo:font-style="italic" style:font-style-asian="italic" style:font-style-complex="italic"/>
    </style:style>
    <style:style style:name="T3" style:family="text">
      <style:text-properties fo:font-style="italic" officeooo:rsid="000c4ab9"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text:span text:style-name="T1">Séquence IV : Voltaire, </text:span><text:span text:style-name="T3">Correspondance</text:span><text:span text:style-name="T1">, Étienne Noël Damilaville</text:span></text:h>
      <text:p text:style-name="Text_20_body"><text:span text:style-name="Strong_20_Emphasis">1er mars 1765</text:span></text:p>
      <text:p text:style-name="P3">Vos passions sont l’amour de la vérité, l’humanité, la haine de la calomnie. La conformité de nos caractères a produit notre amitié. J’ai passé ma vie à chercher, à publier cette vérité que j’aime. Quel autre des historiens modernes a défendu la mémoire d’un grand prince contre les impostures atroces de je ne sais quel écrivain, qu’on peut appeler le calomniateur des rois, des ministres et des grands capitaines, et qui cependant aujourd’hui ne peut trouver un lecteur ? Je n’ai donc fait, dans les horribles désastres des Calas et des Sirven, que ce que font tous les hommes : j’ai suivi mon penchant. Celui d’un philosophe n’est pas de plaindre les malheureux, c’est de les servir. Je sais avec quelle fureur le fanatisme s’élève contre la philosophie. Elle a deux filles qu’il voudrait faire périr comme Calas, ce sont la vérité et la tolérance, tandis que la philosophie ne veut que désarmer les enfants du fanatisme, le mensonge et la persécution. Des gens qui ne raisonnent pas ont voulu décréditer ceux qui raisonnent ; ils ont confondu le philosophe avec le sophiste ; ils se sont bien trompés. Le vrai philosophe peut quelquefois s’irriter contre la calomnie qui le poursuit lui-même. Il peut couvrir d’un éternel mépris le vil mercenaire qui outrage deux fois par mois la raison, le bon goût et la vertu. Il peut même livrer en passant, au ridicule, ceux qui insultent à la littérature dans le sanctuaire où ils auraient dû l’honorer, mais il ne connaît ni les cabales, ni les sourdes pratiques, ni la vengeance. Il sait, comme le sage de Montbard, comme celui de Voré, rendre la terre fertile et ses habitants plus heureux. Le vrai philosophe défriche les champs incultes, augmente le nombre des charrues, et par conséquent des habitants ; occupe le pauvre et l’enrichit, encourage les mariages, établit l’orphelin, ne murmure point contre des impôts nécessaires et met le cultivateur en état de les payer avec allégresse. Il n’attend rien des hommes, et il leur fait tout le bien dont il est capable. Il a l’hypocrisie en horreur, mais il plaint le superstitieux, enfin, il sait être ami. Je m’aperçois que je fais votre portrait, et qu’il n’y manquerait rien si vous étiez assez heureux pour habiter la campagne.</text:p>
      <text:p text:style-name="P2">Tiré de : Voltaire, Correspondance, tome VII, Paris, Gallimard, coll. La Pléia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kpodar </meta:initial-creator>
    <meta:creation-date>2014-03-18T00:00:17.323608314</meta:creation-date>
    <dc:date>2014-03-18T00:04:03.170888787</dc:date>
    <dc:creator>jlkpodar </dc:creator>
    <meta:editing-duration>PT54S</meta:editing-duration>
    <meta:editing-cycles>1</meta:editing-cycles>
    <meta:document-statistic meta:table-count="0" meta:image-count="0" meta:object-count="0" meta:page-count="1" meta:paragraph-count="4" meta:word-count="402" meta:character-count="2386" meta:non-whitespace-character-count="1988"/>
    <meta:generator>LibreOffice/4.1.3.2$Linux_X86_64 LibreOffice_project/410m0$Build-2</meta:generator>
  </office:meta>
</office:document-meta>
</file>